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11.7cm"/>
    </style:style>
    <style:style style:name="gr2" style:family="graphic" style:parent-style-name="standard">
      <style:graphic-properties draw:textarea-horizontal-align="justify" draw:textarea-vertical-align="middle" draw:auto-grow-height="false" fo:min-height="3.25cm" fo:min-width="15.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2cm" svg:height="2.1cm" svg:x="4.8cm" svg:y="8.8cm">
          <text:p text:style-name="P1">START JV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2cm" svg:height="2.1cm" svg:x="4.7cm" svg:y="11.6cm">
          <text:p text:style-name="P1">CREATE MAIN_THREA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2cm" svg:height="2.1cm" svg:x="4.7cm" svg:y="14.2cm">
          <text:p text:style-name="P1">LOCATE Test.clas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2cm" svg:height="2.1cm" svg:x="4.6cm" svg:y="17cm">
          <text:p text:style-name="P1">Load Test.clas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2cm" svg:height="2.1cm" svg:x="4.6cm" svg:y="19.7cm">
          <text:p text:style-name="P1">Execute main() method of Test.clas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2cm" svg:height="2.1cm" svg:x="4.5cm" svg:y="22.5cm">
          <text:p text:style-name="P1">Destroy MAIN_THREA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2cm" svg:height="2.1cm" svg:x="4.4cm" svg:y="25.3cm">
          <text:p text:style-name="P1">SHUTDOWN JV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.6cm" svg:height="3.5cm" svg:x="3.2cm" svg:y="1.8cm">
          <text:p text:style-name="P2">class Test{</text:p>
          <text:p text:style-name="P2"><text:tab/>public static void main(String args[]){</text:p>
          <text:p text:style-name="P2"><text:tab/>}</text:p>
          <text:p text:style-name="P2">}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004cm" svg:height="0.962cm" svg:x="8cm" svg:y="5.7cm">
          <draw:text-box>
            <text:p>Test.java</text:p>
          </draw:text-box>
        </draw:frame>
        <draw:frame draw:style-name="gr3" draw:text-style-name="P3" draw:layer="layout" svg:width="13.105cm" svg:height="0.962cm" svg:x="4.296cm" svg:y="7cm">
          <draw:text-box>
            <text:p>Compile : javac Test.java <text:s text:c="8"/>Run: java Tes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5T10:39:16.869602026</meta:creation-date>
    <dc:date>2019-06-25T10:46:06.847017565</dc:date>
    <meta:editing-duration>PT52S</meta:editing-duration>
    <meta:editing-cycles>1</meta:editing-cycles>
    <meta:document-statistic meta:object-count="10"/>
    <meta:generator>LibreOffice/6.0.7.3$Linux_X86_64 LibreOffice_project/00m0$Build-3</meta:generator>
  </office:meta>
</office:document-meta>
</file>